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1];[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2];[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3];[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6];[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8];[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9];[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40];[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41];[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2];[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3];[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44];[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45];[Styles.A$1:.C$400];2)" office:value-type="string">
            <text:p>Bus dropoff</text:p>
          </table:table-cell>
          <table:table-cell table:style-name="ce24" office:value-type="float" office:value="705">
            <text:p>705</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